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00000000500000003DC6FF7CF8545753274.png" manifest:media-type="image/png"/>
  <manifest:file-entry manifest:full-path="Pictures/1000000000000500000003DCBC9DA96CE5D9AA3E.png" manifest:media-type="image/png"/>
  <manifest:file-entry manifest:full-path="Pictures/1000000000000500000003DC015426D0DD75889C.png" manifest:media-type="image/png"/>
  <manifest:file-entry manifest:full-path="Pictures/1000000000000500000003DC2EAA3BDF40278E86.png" manifest:media-type="image/png"/>
  <manifest:file-entry manifest:full-path="Pictures/1000000000000500000003DC6AB54C4EA008727D.png" manifest:media-type="image/png"/>
  <manifest:file-entry manifest:full-path="Pictures/1000000000000500000003DC09FACFBB1F4EB58A.png" manifest:media-type="image/png"/>
  <manifest:file-entry manifest:full-path="Pictures/10000000000004F900000322783ADE15FCCE3CBA.png" manifest:media-type="image/png"/>
  <manifest:file-entry manifest:full-path="Pictures/1000000000000500000003DC89E21CE425892C3C.png" manifest:media-type="image/png"/>
  <manifest:file-entry manifest:full-path="Pictures/1000000000000500000003DC986F92E80CD9B113.png" manifest:media-type="image/png"/>
  <manifest:file-entry manifest:full-path="Pictures/10000000000004F900000322B6E66A5FF68F74A7.png" manifest:media-type="image/png"/>
  <manifest:file-entry manifest:full-path="Pictures/1000000000000020000000204B249CA79A42C6D7.png" manifest:media-type="image/png"/>
  <manifest:file-entry manifest:full-path="Pictures/1000000000000500000003DC9B628E42B0B22A0B.png" manifest:media-type="image/png"/>
  <manifest:file-entry manifest:full-path="Pictures/1000000000000500000003DC5B7818C5D38AB6EA.png" manifest:media-type="image/png"/>
  <manifest:file-entry manifest:full-path="Pictures/10000000000005550000035C66CD1AA3E88406D5.png" manifest:media-type="image/png"/>
  <manifest:file-entry manifest:full-path="Settings/ColorTable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Sans Pro" svg:font-family="'Source Sans Pro'" style:font-pitch="variable"/>
    <style:font-face style:name="Source Sans Pro2" svg:font-family="'Source Sans Pro'" style:font-adornments="Negrita" style:font-pitch="variable"/>
    <style:font-face style:name="Source Sans Pro1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adornments="Predeterminado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Vivid-subtitle">
      <style:graphic-properties fo:min-height="4.306cm"/>
    </style:style>
    <style:style style:name="pr2" style:family="presentation" style:parent-style-name="Vivid-notes">
      <style:graphic-properties draw:fill-color="#ffffff" draw:auto-grow-height="true" fo:min-height="12.464cm"/>
    </style:style>
    <style:style style:name="pr3" style:family="presentation" style:parent-style-name="Vivid2-notes">
      <style:graphic-properties draw:fill-color="#ffffff" draw:auto-grow-height="true" fo:min-height="12.464cm"/>
    </style:style>
    <style:style style:name="P1" style:family="paragraph">
      <loext:graphic-properties draw:fill-color="#ffffff"/>
      <style:text-properties fo:font-size="18pt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text-properties fo:font-size="19.799999237060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Vivid-title" draw:layer="layout" svg:width="29.996cm" svg:height="12.371cm" svg:x="1.524cm" svg:y="0.837cm" presentation:class="title">
          <draw:text-box>
            <text:p>C.A.S.S.I.E.</text:p>
          </draw:text-box>
        </draw:frame>
        <draw:frame presentation:style-name="pr1" draw:layer="layout" svg:width="29.972cm" svg:height="4.306cm" svg:x="1.536cm" svg:y="14.49cm" presentation:class="subtitle">
          <draw:text-box>
            <text:p>Coastal Analysis via Satellite Imagery Engine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" presentation:class="page"/>
          <draw:frame presentation:style-name="pr2" draw:text-style-name="P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" draw:style-name="dp1" draw:master-page-name="Vivid2" presentation:presentation-page-layout-name="AL2T32" presentation:use-date-time-name="dtd1">
        <office:forms form:automatic-focus="false" form:apply-design-mode="false"/>
        <draw:frame draw:style-name="gr2" draw:text-style-name="P2" draw:layer="layout" svg:width="24.868cm" svg:height="19.195cm" svg:x="4.231cm" svg:y="0.903cm">
          <draw:image xlink:href="Pictures/1000000000000500000003DC9B628E42B0B22A0B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2" presentation:class="page"/>
          <draw:frame presentation:style-name="pr3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1" draw:master-page-name="Vivid2" presentation:presentation-page-layout-name="AL2T32" presentation:use-date-time-name="dtd1">
        <office:forms form:automatic-focus="false" form:apply-design-mode="false"/>
        <draw:frame draw:style-name="gr2" draw:text-style-name="P2" draw:layer="layout" svg:width="24.866cm" svg:height="19.193cm" svg:x="4.232cm" svg:y="0.904cm">
          <draw:image xlink:href="Pictures/1000000000000500000003DC986F92E80CD9B113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3" presentation:class="page"/>
          <draw:frame presentation:style-name="pr3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1" draw:master-page-name="Vivid2" presentation:presentation-page-layout-name="AL2T32" presentation:use-date-time-name="dtd1">
        <office:forms form:automatic-focus="false" form:apply-design-mode="false"/>
        <draw:frame draw:style-name="gr2" draw:text-style-name="P2" draw:layer="layout" svg:width="24.866cm" svg:height="19.193cm" svg:x="4.232cm" svg:y="0.904cm">
          <draw:image xlink:href="Pictures/1000000000000500000003DC6AB54C4EA008727D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4" presentation:class="page"/>
          <draw:frame presentation:style-name="pr3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1" draw:master-page-name="Vivid2" presentation:presentation-page-layout-name="AL2T32" presentation:use-date-time-name="dtd1">
        <office:forms form:automatic-focus="false" form:apply-design-mode="false"/>
        <draw:frame draw:style-name="gr2" draw:text-style-name="P2" draw:layer="layout" svg:width="24.864cm" svg:height="19.191cm" svg:x="4.233cm" svg:y="0.905cm">
          <draw:image xlink:href="Pictures/1000000000000500000003DC2EAA3BDF40278E86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5" presentation:class="page"/>
          <draw:frame presentation:style-name="pr3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1" draw:master-page-name="Vivid2" presentation:presentation-page-layout-name="AL2T32" presentation:use-date-time-name="dtd1">
        <office:forms form:automatic-focus="false" form:apply-design-mode="false"/>
        <draw:frame draw:style-name="gr2" draw:text-style-name="P2" draw:layer="layout" svg:width="24.862cm" svg:height="19.189cm" svg:x="4.234cm" svg:y="0.906cm">
          <draw:image xlink:href="Pictures/1000000000000500000003DCBC9DA96CE5D9AA3E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6" presentation:class="page"/>
          <draw:frame presentation:style-name="pr3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1" draw:master-page-name="Vivid2" presentation:presentation-page-layout-name="AL2T32" presentation:use-date-time-name="dtd1">
        <office:forms form:automatic-focus="false" form:apply-design-mode="false"/>
        <draw:frame draw:style-name="gr2" draw:text-style-name="P2" draw:layer="layout" svg:width="24.86cm" svg:height="19.187cm" svg:x="4.235cm" svg:y="0.907cm">
          <draw:image xlink:href="Pictures/1000000000000500000003DC09FACFBB1F4EB58A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7" presentation:class="page"/>
          <draw:frame presentation:style-name="pr3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1" draw:master-page-name="Vivid2" presentation:presentation-page-layout-name="AL2T32" presentation:use-date-time-name="dtd1">
        <office:forms form:automatic-focus="false" form:apply-design-mode="false"/>
        <draw:frame draw:style-name="gr2" draw:text-style-name="P2" draw:layer="layout" svg:width="24.858cm" svg:height="19.185cm" svg:x="4.236cm" svg:y="0.908cm">
          <draw:image xlink:href="Pictures/1000000000000500000003DC5B7818C5D38AB6EA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8" presentation:class="page"/>
          <draw:frame presentation:style-name="pr3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1" draw:master-page-name="Vivid2" presentation:presentation-page-layout-name="AL2T32" presentation:use-date-time-name="dtd1">
        <office:forms form:automatic-focus="false" form:apply-design-mode="false"/>
        <draw:frame draw:style-name="gr2" draw:text-style-name="P2" draw:layer="layout" svg:width="24.856cm" svg:height="19.183cm" svg:x="4.237cm" svg:y="0.909cm">
          <draw:image xlink:href="Pictures/1000000000000500000003DC015426D0DD75889C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9" presentation:class="page"/>
          <draw:frame presentation:style-name="pr3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1" draw:master-page-name="Vivid2" presentation:presentation-page-layout-name="AL2T32" presentation:use-date-time-name="dtd1">
        <office:forms form:automatic-focus="false" form:apply-design-mode="false"/>
        <draw:frame draw:style-name="gr2" draw:text-style-name="P2" draw:layer="layout" svg:width="24.852cm" svg:height="19.179cm" svg:x="4.239cm" svg:y="0.911cm">
          <draw:image xlink:href="Pictures/1000000000000500000003DC6FF7CF8545753274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0" presentation:class="page"/>
          <draw:frame presentation:style-name="pr3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1" draw:master-page-name="Vivid2" presentation:presentation-page-layout-name="AL2T32" presentation:use-date-time-name="dtd1">
        <office:forms form:automatic-focus="false" form:apply-design-mode="false"/>
        <draw:frame draw:style-name="gr2" draw:text-style-name="P2" draw:layer="layout" svg:width="24.85cm" svg:height="19.177cm" svg:x="4.24cm" svg:y="0.912cm">
          <draw:image xlink:href="Pictures/1000000000000500000003DC89E21CE425892C3C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1" presentation:class="page"/>
          <draw:frame presentation:style-name="pr3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Sans Pro" svg:font-family="'Source Sans Pro'" style:font-pitch="variable"/>
    <style:font-face style:name="Source Sans Pro2" svg:font-family="'Source Sans Pro'" style:font-adornments="Negrita" style:font-pitch="variable"/>
    <style:font-face style:name="Source Sans Pro1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adornments="Predeterminado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2" draw:display-name="Bitmap 2" xlink:href="Pictures/10000000000004F900000322B6E66A5FF68F74A7.png" xlink:type="simple" xlink:show="embed" xlink:actuate="onLoad"/>
    <draw:fill-image draw:name="Bitmape_20_11" draw:display-name="Bitmape 11" xlink:href="Pictures/10000000000004F900000322783ADE15FCCE3CBA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66CD1AA3E88406D5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1" fo:font-family="'Source Sans Pro'" style:font-style-name="Normal" style:font-pitch="variable" fo:font-size="2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Open Sans" fo:font-family="'Open Sans'" style:font-style-name="Predeterminado" style:font-family-generic="swiss" style:font-pitch="variable" fo:font-size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04617b" style:font-name="Source Sans Pro Light" fo:font-family="'Source Sans Pro Light'" style:font-style-name="Ligera" style:font-pitch="variable" fo:font-size="66pt" fo:font-weight="250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Source Sans Pro1" fo:font-family="'Source Sans Pro'" style:font-style-name="Normal" style:font-pitch="variable" fo:font-size="24pt" style:letter-kerning="true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Open Sans" fo:font-family="'Open Sans'" style:font-style-name="Predeterminado" style:font-family-generic="swiss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6.1000003814697pt" style:font-style-asian="normal" style:font-weight-asian="normal" style:font-name-complex="Lohit Hindi" style:font-family-complex="'Lohit Hindi'" style:font-family-generic-complex="system" style:font-pitch-complex="variable" style:font-size-complex="26.1000003814697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style:text-outline="false" style:text-line-through-style="none" style:text-line-through-type="none" style:font-name="Source Sans Pro1" fo:font-family="'Source Sans Pro'" style:font-style-name="Normal" style:font-pitch="variable" fo:font-size="2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 style:font-size-asian="28pt" style:font-size-complex="28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Source Sans Pro2" fo:font-family="'Source Sans Pro'" style:font-style-name="Negrita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" style:font-family-asian="'Droid Sans'" style:font-family-generic-asian="system" style:font-pitch-asian="variable" style:font-size-asian="32pt" style:language-asian="zh" style:country-asian="CN" style:font-style-asian="normal" style:font-weight-asian="bold" style:font-name-complex="Lohit Hindi" style:font-family-complex="'Lohit Hindi'" style:font-family-generic-complex="system" style:font-pitch-complex="variable" style:font-size-complex="32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Source Sans Pro Light" fo:font-family="'Source Sans Pro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name-asian="Droid Sans" style:font-family-asian="'Droid Sans'" style:font-family-generic-asian="system" style:font-pitch-asian="variable" style:font-size-asian="72pt" style:language-asian="zh" style:country-asian="CN" style:font-style-asian="normal" style:font-weight-asian="normal" style:font-name-complex="Lohit Hindi" style:font-family-complex="'Lohit Hindi'" style:font-family-generic-complex="system" style:font-pitch-complex="variable" style:font-size-complex="7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1" fo:font-family="'Source Sans Pro'" style:font-style-name="Normal" style:font-pitch="variable" fo:font-size="24pt" style:letter-kerning="true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Open Sans" fo:font-family="'Open Sans'" style:font-style-name="Predeterminado" style:font-family-generic="swiss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6.1000003814697pt" style:font-style-asian="normal" style:font-weight-asian="normal" style:font-name-complex="Lohit Hindi" style:font-family-complex="'Lohit Hindi'" style:font-family-generic-complex="system" style:font-pitch-complex="variable" style:font-size-complex="26.1000003814697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Source Sans Pro1" fo:font-family="'Source Sans Pro'" style:font-style-name="Normal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fo:font-size="24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1cm" fo:text-indent="0cm"/>
      <style:text-properties fo:font-size="22pt" style:font-size-asian="20pt" style:font-size-complex="20pt"/>
    </style:style>
    <style:style style:name="Vivid1-outline9" style:family="presentation" style:parent-style-name="Vivid1-outline8">
      <style:paragraph-properties fo:margin-left="0cm" fo:margin-right="0cm" fo:margin-top="0cm" fo:margin-bottom="0.1cm" fo:text-indent="0cm"/>
      <style:text-properties fo:font-size="22pt" style:font-size-asian="20pt" style:font-size-complex="20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2" fo:font-family="'Source Sans Pro'" style:font-style-name="Negrita" style:font-pitch="variable" fo:font-size="32pt" fo:font-style="normal" fo:text-shadow="none" style:text-underline-style="none" fo:font-weight="bold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left" draw:textarea-vertical-align="bottom" draw:auto-grow-height="false" draw:fit-to-size="shrink-to-fit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Source Sans Pro Light" fo:font-family="'Source Sans Pro Light'" style:font-style-name="Ligera" style:font-pitch="variable" fo:font-size="60pt" fo:font-style="normal" fo:text-shadow="none" style:text-underline-style="none" fo:font-weight="250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1" fo:font-family="'Source Sans Pro'" style:font-style-name="Normal" style:font-pitch="variable" fo:font-size="24pt" style:letter-kerning="true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Open Sans" fo:font-family="'Open Sans'" style:font-style-name="Predeterminado" style:font-family-generic="swiss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6.1000003814697pt" style:font-style-asian="normal" style:font-weight-asian="normal" style:font-name-complex="Lohit Hindi" style:font-family-complex="'Lohit Hindi'" style:font-family-generic-complex="system" style:font-pitch-complex="variable" style:font-size-complex="26.1000003814697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Source Sans Pro" fo:font-family="'Source Sans Pro'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 Black" fo:font-family="'Source Sans Pro Black'" style:font-style-name="Negra" style:font-pitch="variable" fo:font-size="40pt" fo:font-style="normal" fo:text-shadow="none" style:text-underline-style="none" fo:font-weight="900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Source Sans Pro Light1" fo:font-family="'Source Sans Pro Light'" style:font-pitch="variable" fo:font-size="60pt" fo:font-style="normal" fo:text-shadow="none" style:text-underline-style="none" fo:font-weight="250" style:letter-kerning="true" style:font-name-asian="Droid Sans" style:font-family-asian="'Droid Sans'" style:font-family-generic-asian="system" style:font-pitch-asian="variable" style:font-size-asian="60pt" style:font-style-asian="normal" style:font-weight-asian="normal" style:font-name-complex="Lohit Hindi" style:font-family-complex="'Lohit Hindi'" style:font-family-generic-complex="system" style:font-pitch-complex="variable" style:font-size-complex="60pt" style:font-style-complex="normal" style:font-weight-complex="normal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Vivid-backgroundobjects">
      <style:graphic-properties draw:auto-grow-height="false" fo:min-height="1.449cm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Vivid1-backgroundobjects">
      <style:graphic-properties draw:auto-grow-height="false" fo:min-height="1.449cm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Vivid2-backgroundobjects">
      <style:graphic-properties draw:auto-grow-height="false" fo:min-height="1.449cm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office:forms form:automatic-focus="false" form:apply-design-mode="false"/>
      <draw:frame presentation:style-name="Mpr1" draw:layer="backgroundobjects" svg:width="7.765cm" svg:height="1.449cm" svg:x="1.564cm" svg:y="19.131cm" presentation:class="date-time">
        <draw:text-box>
          <text:p><presentation:date-time/></text:p>
        </draw:text-box>
      </draw:frame>
      <draw:frame presentation:style-name="Mpr1" draw:layer="backgroundobjects" svg:width="10.564cm" svg:height="1.449cm" svg:x="11.296cm" svg:y="19.131cm" presentation:class="footer">
        <draw:text-box>
          <text:p text:style-name="MP5"><presentation:footer/></text:p>
        </draw:text-box>
      </draw:frame>
      <draw:frame presentation:style-name="Mpr1" draw:layer="backgroundobjects" svg:width="7.765cm" svg:height="1.449cm" svg:x="23.795cm" svg:y="19.131cm" presentation:class="page-number">
        <draw:text-box>
          <text:p text:style-name="MP6"><text:page-number>&lt;number&gt;</text:page-number></text:p>
        </draw:text-box>
      </draw:fram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4.306cm" svg:x="1.536cm" svg:y="14.49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1" style:page-layout-name="PM1" draw:style-name="Mdp2">
      <office:forms form:automatic-focus="false" form:apply-design-mode="false"/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Vivid1-outline1" draw:layer="backgroundobjects" svg:width="29.832cm" svg:height="12.954cm" svg:x="1.664cm" svg:y="5.334cm" presentation:class="outline" presentation:placeholder="true">
        <draw:text-box/>
      </draw:frame>
      <draw:frame presentation:style-name="Mpr4" draw:layer="backgroundobjects" svg:width="7.765cm" svg:height="1.449cm" svg:x="1.664cm" svg:y="19.131cm" presentation:class="date-time">
        <draw:text-box>
          <text:p><presentation:date-time/></text:p>
        </draw:text-box>
      </draw:frame>
      <draw:frame presentation:style-name="Mpr4" draw:layer="backgroundobjects" svg:width="10.564cm" svg:height="1.449cm" svg:x="11.396cm" svg:y="19.131cm" presentation:class="footer">
        <draw:text-box>
          <text:p text:style-name="MP5"><presentation:footer/></text:p>
        </draw:text-box>
      </draw:frame>
      <draw:frame presentation:style-name="Mpr4" draw:layer="backgroundobjects" svg:width="7.765cm" svg:height="1.449cm" svg:x="23.895cm" svg:y="19.131cm" presentation:class="page-number">
        <draw:text-box>
          <text:p text:style-name="MP6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2" style:page-layout-name="PM1" draw:style-name="Mdp3">
      <office:forms form:automatic-focus="false" form:apply-design-mode="false"/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7" draw:layer="backgroundobjects" svg:width="7.765cm" svg:height="1.449cm" svg:x="1.664cm" svg:y="18.966cm" presentation:class="date-time">
        <draw:text-box>
          <text:p><presentation:date-time/></text:p>
        </draw:text-box>
      </draw:frame>
      <draw:frame presentation:style-name="Mpr7" draw:layer="backgroundobjects" svg:width="10.564cm" svg:height="1.449cm" svg:x="11.396cm" svg:y="18.966cm" presentation:class="footer">
        <draw:text-box>
          <text:p text:style-name="MP5"><presentation:footer/></text:p>
        </draw:text-box>
      </draw:frame>
      <draw:frame presentation:style-name="Mpr7" draw:layer="backgroundobjects" svg:width="6.26cm" svg:height="1.449cm" svg:x="25.524cm" svg:y="18.966cm" presentation:class="page-number">
        <draw:text-box>
          <text:p text:style-name="MP6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11T12:45:40.960563777</meta:creation-date>
    <meta:editing-duration>PT6M56S</meta:editing-duration>
    <meta:editing-cycles>2</meta:editing-cycles>
    <meta:generator>LibreOffice/5.4.2.2.0$Linux_X86_64 LibreOffice_project/40m0$Build-2</meta:generator>
    <dc:date>2017-12-11T12:52:36.772340430</dc:date>
    <meta:document-statistic meta:object-count="74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Turqueza claro, Fondo 2  " draw:color="#dbf5f9"/>
  <draw:color draw:name="Azul lapilazuli, Texto 2  " draw:color="#04617b"/>
  <draw:color draw:name="Turqueza, Enfasis 1" draw:color="#009dd9"/>
  <draw:color draw:name="Cian, Enfasis 2" draw:color="#0bd0d9"/>
  <draw:color draw:name="Verde vivo, Enfasis 3" draw:color="#10cf9b"/>
  <draw:color draw:name="Verde, Enfasis 4" draw:color="#7cca62"/>
  <draw:color draw:name="Verde lima, Enfasis 5" draw:color="#a5c249"/>
  <draw:color draw:name="Anaranjado, Enfasis 6" draw:color="#f49100"/>
  <draw:color draw:name="1 " draw:color="#c3c3c3"/>
  <draw:color draw:name="2 " draw:color="#c3c3c3"/>
  <draw:color draw:name="3 " draw:color="#c3c3c3"/>
  <draw:color draw:name="4 " draw:color="#c3c3c3"/>
  <draw:color draw:name="White   " draw:color="#fcfcfc"/>
  <draw:color draw:name="Gris 1    " draw:color="#d8d8d8"/>
  <draw:color draw:name="Gris 2    " draw:color="#b4b4b4"/>
  <draw:color draw:name="Gris 3    " draw:color="#909090"/>
  <draw:color draw:name="Gris 4    " draw:color="#6c6c6c"/>
  <draw:color draw:name="Gris 5    " draw:color="#484848"/>
  <draw:color draw:name="Gris 6    " draw:color="#242424"/>
  <draw:color draw:name="Black    " draw:color="#000000"/>
  <draw:color draw:name="5 " draw:color="#c3c3c3"/>
  <draw:color draw:name="6" draw:color="#c3c3c3"/>
  <draw:color draw:name="7" draw:color="#c3c3c3"/>
  <draw:color draw:name="8" draw:color="#c3c3c3"/>
  <draw:color draw:name="Fondo 2  , Oscuro 10%" draw:color="#c6dfe3"/>
  <draw:color draw:name="Texto 2  , Claro 80%" draw:color="#c4dee4"/>
  <draw:color draw:name="Enfasis 1, Claro 80%" draw:color="#c3ecf7"/>
  <draw:color draw:name="Enfasis 2, Claro 80%" draw:color="#c6f5f7"/>
  <draw:color draw:name="Enfasis 3, Claro 80%" draw:color="#c8f5eb"/>
  <draw:color draw:name="Enfasis 4, Claro 80%" draw:color="#e4f4de"/>
  <draw:color draw:name="Enfasis 5, Claro 80%" draw:color="#edf3d8"/>
  <draw:color draw:name="Enfasis 6, Claro 80%" draw:color="#fbe9c3"/>
  <draw:color draw:name="9" draw:color="#c3c3c3"/>
  <draw:color draw:name="10" draw:color="#c3c3c3"/>
  <draw:color draw:name="11" draw:color="#c3c3c3"/>
  <draw:color draw:name="12" draw:color="#c3c3c3"/>
  <draw:color draw:name="Fondo 2  , Oscuro 25%" draw:color="#a1c4c9"/>
  <draw:color draw:name="Texto 2  , Claro 60%" draw:color="#87beca"/>
  <draw:color draw:name="Enfasis 1, Claro 60%" draw:color="#84d9ef"/>
  <draw:color draw:name="Enfasis 2, Claro 60%" draw:color="#8cecef"/>
  <draw:color draw:name="Enfasis 3, Claro 60%" draw:color="#8fecd8"/>
  <draw:color draw:name="Enfasis 4, Claro 60%" draw:color="#cbeabf"/>
  <draw:color draw:name="Enfasis 5, Claro 60%" draw:color="#dce7b2"/>
  <draw:color draw:name="Enfasis 6, Claro 60%" draw:color="#f9d484"/>
  <draw:color draw:name="13" draw:color="#c3c3c3"/>
  <draw:color draw:name="14" draw:color="#c3c3c3"/>
  <draw:color draw:name="15" draw:color="#c3c3c3"/>
  <draw:color draw:name="16" draw:color="#c3c3c3"/>
  <draw:color draw:name="Fondo 2  , Oscuro 50%" draw:color="#699198"/>
  <draw:color draw:name="Texto 2  , Claro 40%" draw:color="#619daf"/>
  <draw:color draw:name="Enfasis 1, Claro 40%" draw:color="#5fc5e9"/>
  <draw:color draw:name="Enfasis 2, Claro 40%" draw:color="#65e4e9"/>
  <draw:color draw:name="Enfasis 3, Claro 40%" draw:color="#68e4c4"/>
  <draw:color draw:name="Enfasis 4, Claro 40%" draw:color="#b0e19e"/>
  <draw:color draw:name="Enfasis 5, Claro 40%" draw:color="#cbdc8d"/>
  <draw:color draw:name="Enfasis 6, Claro 40%" draw:color="#f6be5f"/>
  <draw:color draw:name="17" draw:color="#c3c3c3"/>
  <draw:color draw:name="18" draw:color="#c3c3c3"/>
  <draw:color draw:name="19" draw:color="#c3c3c3"/>
  <draw:color draw:name="20" draw:color="#c3c3c3"/>
  <draw:color draw:name="Fondo 2  , Oscuro 75%" draw:color="#354a4d"/>
  <draw:color draw:name="Texto 2  , Oscuro 25%" draw:color="#024458"/>
  <draw:color draw:name="Enfasis 1, Oscuro 25%" draw:color="#0075af"/>
  <draw:color draw:name="Enfasis 2, Oscuro 25%" draw:color="#07a6af"/>
  <draw:color draw:name="Enfasis 3, Oscuro 25%" draw:color="#0aa573"/>
  <draw:color draw:name="Enfasis 4, Oscuro 25%" draw:color="#599f45"/>
  <draw:color draw:name="Enfasis 5, Oscuro 25%" draw:color="#7c9732"/>
  <draw:color draw:name="Enfasis 6, Oscuro 25%" draw:color="#ce6a00"/>
  <draw:color draw:name="21" draw:color="#c3c3c3"/>
  <draw:color draw:name="22" draw:color="#c3c3c3"/>
  <draw:color draw:name="23" draw:color="#c3c3c3"/>
  <draw:color draw:name="24" draw:color="#c3c3c3"/>
  <draw:color draw:name="Fondo 2  , Oscuro 90%" draw:color="#151d1e"/>
  <draw:color draw:name="Texto 2  , Oscuro 50%" draw:color="#012d3a"/>
  <draw:color draw:name="Enfasis 1, Oscuro 50%" draw:color="#004d74"/>
  <draw:color draw:name="Enfasis 2, Oscuro 50%" draw:color="#046e74"/>
  <draw:color draw:name="Enfasis 3, Oscuro 50%" draw:color="#076d4c"/>
  <draw:color draw:name="Enfasis 4, Oscuro 50%" draw:color="#3b6a2d"/>
  <draw:color draw:name="Enfasis 5, Oscuro 50%" draw:color="#526421"/>
  <draw:color draw:name="Enfasis 6, Oscuro 50%" draw:color="#894600"/>
</ooo:color-table>
</file>